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X Trapaça em jogos online massivos</text:p>
      <text:p text:style-name="Standard"/>
      <text:p text:style-name="Standard">Jogos online são atividades competitivas, o que os diferencia de trabalhos em ambientes virtuais colaborativos (CVEs)[FIXME]. Em um CVE, não é um problema distribuir o estado do mundo virtual entre as máquinas dos participantes. Por exemplo, pode-se deixar a cargo da máquina de cada participante a função de manter e a de determinar o estado do próprio avatar. Em outras palavras, cada participante tem a <text:span text:style-name="T1">autoridade final</text:span> sobre parte do estado do mundo virtual – no exemplo, a autoridade é sobre o estado do seu próprio avatar. Este tipo de solução geralmente é mais simples de ser suportado e resulta em um aumento da responsividade do sistema. Por exemplo, quando um participante interage com dispositivos de entrada (teclado, mouse), o seu processo simulador local pode mover a versão local do avatar do jogador imediatamente, já que possui autoridade para tal, e só então enviar o movimento realizado pela rede, para que os outros participantes percebam o seu comando. O sistema resultante é responsivo pois cada participante tem a sensação de controlar o seu avatar sem latência significativa entre a realização do comando e a visualização do resultado do comando.</text:p>
      <text:p text:style-name="Standard"/>
      <text:p text:style-name="Standard">Tais soluções simples, que delegam partes do estado do mundo virtual para as máquinas dos participantes de forma indiscriminada, são vulneráveis à trapaça. Por exemplo, em um jogo de tiro, onde os jogadores disparam projéteis uns contra os outros com o objetivo de “matar” os avatares adversários, um jogador que arbitra sobre o estado do seu próprio avatar pode simplesmente decidir que o seu avatar nunca “morre”. Para isso, basta ele alterar o seu programa para simplesmente não receber mensagens de tiro oriundas de máquinas remotas, por exemplo. Este jogador está <text:span text:style-name="T1">trapaceando</text:span>, pois, no jogo online competitivo, ele quebra as regras do jogo e efetivamente obtém uma clara vantagem sobre os seus adversários. Se o sistema possui este tipo de vulnerabilidade, e não provê métodos para detectar jogadores que exploram estas vulnerabilidades, o aspecto competitivo do jogo é anulado – que sentido há em tentar derrotar adversários que podem programaticamente decidir se são derrotados ou não? </text:p>
      <text:p text:style-name="Standard"/>
      <text:p text:style-name="Standard">Em jogos online comerciais, o problema da trapaça é tratado primeiramente pela adoção da arquitetura cliente-servidor[FIXME]. A maioria dos jogos online comerciais são sistemas cliente-servidor, centralizados, com pouquíssimas exceções [FIXME:REF.QUE CITA AoE]. Neste modelo, o servidor, que é mantido por uma parte confiável, é responsável pela maioria das tarefas que seriam passíveis de trapaça se delegadas para partes não-confiáveis. Por exemplo, o servidor é responsável por manter o estado corrente, oficial do jogo. Além disso, o servidor é responsável por realizar transições de estado, isto é, de aplicar as regras do jogo para atualizar o estado do jogo periodicamente, movendo objetos, resolvendo colisões, etc. Desta forma, através de uma escolha de arquitetura, os jogos online comerciais evitam a maior parte das trapaças. Outras trapaças não tratadas implicitamente pela arquitetura cliente-servidor são resolvidas através de módulos que detectam jogadores trapaceiros e os removem dos servidores[FIXME].</text:p>
      <text:p text:style-name="Standard"/>
      <text:p text:style-name="Standard">Apesar da sua simplicidade de implementação em software, e da sua popularidade, o modelo cliente-servidor possui algumas desvantagens. No contexto de jogos massivos, onde milhares de máquinas clientes (jogadores) precisam conectar ao servidor, este se torna um gargalo de processamento. Além disso, o custo de comunicação imposto sobre a infra-estrutura servidora é significativo, podendo a manutenção do serviço de comunicação chegar a milhões de dólares mensais no caso de jogos massivos cliente-servidor[FIXME:1/3 do revenue vai p/ banda – wu chang-feng]<text:span text:style-name="T2">. Isto torna a barreira de entrada muito alta para entidades com menor poder financeiro, como pequenas empresas ou grupos de pesquisa. </text:span></text:p>
      <text:p text:style-name="P1"/>
      <text:p text:style-name="Standard"><text:span text:style-name="T2">Neste contexto, muita pesquisa tem sido dedicada para suporte descentralizado a jogos massivos. Por exemplo, tem-se tentado utilizar o paradigma </text:span><text:span text:style-name="T1">par-a-par</text:span><text:span text:style-name="T2">, que já é utilizado para dar suporte a sistemas descentralizados de troca de arquivos, para suportar jogos massivos. Porém, muitos </text:span><text:soft-page-break/><text:span text:style-name="T2">modelos par-a-par de suporte a jogos massivos já propostos tem apresentado problemas de trapaça[FIXME] que são uma conseqüência direta do abandono do paradigma cliente-servidor. Estas vulnerabilidades se somam a outras já presentes mesmo em soluções centralizadas. Muitos modelos par-a-par de suporte a jogos massivos simplesmente delegam tarefas críticas, que requerem uma parte confiável para a sua execução, para as máquinas dos jogadores. Como mencionado anteriormente, este tipo de solução é geralmente passível de trapaça.</text:span></text:p>
      <text:p text:style-name="P1"/>
      <text:p text:style-name="P1">X.1 Tratando seletivamente de trapaças</text:p>
      <text:p text:style-name="P1"/>
      <text:p text:style-name="P1">Existem diversas maneiras de se trapacear em jogos online, e já existem até taxonomias de trapaças[FIXME-yan and randell]. Como se tem visto na prática, em jogos online cliente-servidor, é muito difícil projetar um sistema de jogo que seja imune a todos os tipos concebíveis de trapaças. Se torna ainda mais difícil tratar todas as trapaças possíveis em uma arquitetura par-a-par (descentralizada) de suporte a jogos online massivos pois, neste contexto, é necessário confiar em muito mais resultados de computação fornecidos pelas máquinas dos jogadores, que estão ativamente buscando oportunidades para obterem vantagem fácil no jogo. </text:p>
      <text:p text:style-name="P1"/>
      <text:p text:style-name="P1">Portanto, torna-se necessário tratar do problema de forma seletiva, priorizando-se algumas trapaças sobre outras. Uma maneira de priorizar é ignorar trapaças irrelevantes para um determinado tipo de jogo: é evidente que cada vulnerabilidade possui um impacto que depende principalmente da aplicação. Para validar esta afirmação, basta considerarmos um caso limítrofe: o suporte a ambientes virtuais colaborativos (CVEs). Um CVE pode ser visto como um jogo online que, porém, não possui competição. Neste contexto, não é possível um participante obter vantagem sobre os outros participantes, simplesmente porque não há uma semântica de “vantagem” em um ambiente colaborativo. De forma similar, em um jogo online de onde não é possível extrair uma vantagem sobre os adversários através da manipulação da posição de avatares, não é um problema delegar a tarefa de cálculo e disseminação da posição dos avatares para as máquinas dos respectivos jogadores.</text:p>
      <text:p text:style-name="P1"/>
      <text:p text:style-name="P1">Quando não pode-se simplesmente ignorar um tipo de trapaça, visto que o seu impacto não é nulo, a nossa abordagem é a de avaliar o impacto relativo de cada vulnerabilidade. Mais especificamente, nós buscamos dedicar uma maior quantidade de recursos para tratar de trapaças de maior impacto. Por exemplo, pode-se utilizar um algoritmo mais custoso, que emite mais mensagens e que realiza mais processamento, para prevenir ou detectar trapaças de alto impacto, ao passo em que emprega-se um algoritmo mais simples e menos custoso, com menor taxa de detecção por exemplo, para tratar de trapaças de menor impacto.</text:p>
      <text:p text:style-name="P1"/>
      <text:p text:style-name="Standard"><text:span text:style-name="T2">A solução para um determinado tipo de trapaça não precisa ser algorítmica. Por exemplo, uma maneira simples, e perfeitamente válida, para se tratar de trapaças em uma arquitetura par-a-par para jogos massivos consiste em propor que o estado do jogo seja mantido e atualizado por um conjunto reduzido de super-pares (</text:span><text:span text:style-name="T1">super-peers</text:span><text:span text:style-name="T2">) cujos administradores confiam mutuamente uns nos outros. Este tipo de solução, porém, precisa ser avaliado não só dos pontos de vista tradicionais, como escalabilidade, como também deve ter seus aspectos não-funcionais considerados. Por exemplo, deve-se considerar se o modelo de confiança é escalável: qual a dificuldade de se estabelecer uma rede de confiança entre 10, 100 ou 1000 super-pares? Quantos super-pares são necessários para se suportar uma determinada quantidade de jogadores?</text:span></text:p>
      <text:p text:style-name="P1"/>
      <text:p text:style-name="Standard">X.2 Economias virtuais e a trapaça de fabricação de estado (<text:span text:style-name="T1">state cheating</text:span>)</text:p>
      <text:p text:style-name="Standard"/>
      <text:p text:style-name="Standard">Um jogo massivo é, em princípio, um ambiente virtual online onde um número elevado de participantes podem interagir simultaneamente, em tempo real, para modificar um estado de jogo que é persistido em longo prazo. Na prática, existe apenas um tipo específico de jogo que se <text:soft-page-break/>popularizou sobre este paradigma massivo, que são os <text:span text:style-name="T1">Role Playing Games</text:span> (RPGs) massivos (MMORPGs)[FIXME-MMOGCHART.COM]. Em um MMORPG frequentemente existe uma economia virtual. Os jogadores acumulam bens virtuais (“itens”), que podem ser comprados ou vendidos através de uma moeda virtual, que por sua vez também pode ser acumulada. Desde os primeiros MMORPGs sabe-se que a manutenção destas economias virtuais é vital para o sucesso de um MMORPG[FIXME-ultima online economy]. As economias virtuais são tão significativas para os jogadores de MMORPGs que os mesmos estão dispostos a comprar itens virtuais utilizando dinheiro real. Em 2007, estimou-se que a compra e venda de riquezas de economias virtuais movimentou o equivalente a US$ 2 bilhões[FIXME]. </text:p>
      <text:p text:style-name="Standard"/>
      <text:p text:style-name="Standard">O estado atual de uma economia virtual, isto é, a quantidade de riqueza atualmente alocada para cada jogador, faz parte do estado de um jogo massivo, da mesma maneira que outras variáveis como a posição corrente de cada avatar. Porém, nós entendemos que proteger a economia virtual de um jogo massivo contra trapaças deve ser uma prioridade. A maioria, senão todos, os MMORPGs comerciais atuais são sistemas cliente-servidor, e a arbitragem sobre o estado da economia virtual é sempre realizado por máquinas servidoras, sob o controle centralizado do operador do serviço. Desta forma, o estado das economias virtuais não pode ser manipulado por jogadores, salvo devido a defeitos no software servidor ou no protocolo[FIXME:”online games and security”] que são passíveis de conserto.</text:p>
      <text:p text:style-name="Standard"/>
      <text:p text:style-name="Standard">A <text:span text:style-name="T2">trapaça de fabricação de estado, ou </text:span><text:span text:style-name="T1">state cheating</text:span><text:span text:style-name="T2">, </text:span>consiste em uma vulnerabilidade, especificamente encontrada em arquiteturas descentralizadas de suporte a jogos massivos, onde um jogador é capaz de alterar o estado do jogo de forma arbitrária. Por exemplo, um jogador é capaz de determinar um valor arbitrário para a quantidade de moeda virtual que possui, ou este é capaz de acrescentar uma quantidade arbitrária de itens virtuais quaisquer ao estado do jogo. Visto que o conteúdo da memória na máquina de um jogador ou de um <text:span text:style-name="T1">peer</text:span> anônimo na Internet não pode ser garantido, deve-se portanto ter cuidado ao delegar autoridade sobre partes do estado do jogo, especialmente quando as partes do estado se referem a uma economia virtual. Um esquema de distribuição simples, onde cada jogador determina localmente, sem supervisão, qual a quantidade de riqueza virtual que possui, é vulnerável a <text:span text:style-name="T1">state cheating</text:span>. Este sistema, portanto, não é viável para, ao menos, suportar um MMORPG cuja jogabilidade depende de uma economia virtual funcional.</text:p>
      <text:p text:style-name="Standard"/>
      <text:p text:style-name="Standard">O problema de <text:span text:style-name="T1">state cheating</text:span><text:span text:style-name="T2"> pode ser tratado de várias maneiras. Como mencionado anteriormente, ele pode não ser relevante dependendo do tipo de jogo a ser suportado. Por exemplo, pode-se estar planejando suportar jogos de tiro em primeira pessoa massivos, que não são atualmente suportados em escala massiva – com algumas poucas exceções, como o jogo PlanetSide[FIXME]. Pode-se projetar jogos de tiro massivos que não dependem de economias virtuais, ou onde uma economia virtual possui um papel secundário. Outra solução é utilizar arquiteturas híbridas, que combinam o cliente-servidor com o par-a-par. Neste modelo, é possível manter o estado da economia virtual exclusivamente em máquinas servidoras mantidas por um operador central do jogo, ao passo que outras tarefas são descentralizadas em uma rede par-a-par a ser formada a partir das máquinas e das conexões Internet dos jogadores. Ainda outra solução seria a adoção de uma rede de super-pares, onde a honestidade dos super-pares é garantida implicitamente, como mencionado em exemplo anterior. Estes super-pares, então, poderiam concentrar a atividade de manter a economia virtual e outras partes do estado do jogo que não podem ser manipuladas por jogadores. </text:span></text:p>
      <text:p text:style-name="Standard"><text:span text:style-name="T2"/></text:p>
      <text:p text:style-name="Standard"><text:span text:style-name="T2">Por fim, também pode-se prevenir </text:span><text:span text:style-name="T1">state cheating</text:span><text:span text:style-name="T2"> utilizando-se replicação[FIXME:freemmg,neo,outro]. Em arquiteturas baseadas em replicação, o estado do jogo é dividido em células, e cada célula é replicada em vários nós que, em princípio, não são confiáveis. A confiabilidade emerge na medida em que um nó, sozinho, não pode alterar o estado do jogo de forma arbitrária: ele pode apenas alterar a sua cópia local. Um observador externo qualquer de uma </text:span><text:soft-page-break/><text:span text:style-name="T2">célula, seja um jogador ou um servidor, sempre irá perceber (ler) o estado da célula como um consenso entre as várias versões da célula. Partindo-se do princípio que a maioria dos participantes ou são honestos ou, ao menos, não estão trapaceando de forma massivamente coordenada, tem-se que um algoritmo de consenso (por exemplo, consenso bizantino[FIXME]) irá, na maioria absoluta dos casos, retornar uma versão do estado que é condizente com as regras do jogo.</text:span></text:p>
      <text:p text:style-name="Standard"><text:span text:style-name="T2"/></text:p>
      <text:p text:style-name="Standard"><text:span text:style-name="T2">X+1. O modelo FreeMMG 2</text:span></text:p>
      <text:p text:style-name="Standard"><text:span text:style-name="T2"/></text:p>
      <text:p text:style-name="Standard"><text:span text:style-name="T2">O FreeMMG 2 é uma arquitetura híbrida, par-a-par e cliente-servidor, de suporte a jogos massivos. <text:s text:c="2"/>O modelo visa suportar jogos massivos com economias virtuais, portanto, tratar de </text:span><text:span text:style-name="T1">state cheating</text:span><text:span text:style-name="T2"> se torna essencial. Como, no nosso entendimento, </text:span><text:span text:style-name="T1">state cheating</text:span><text:span text:style-name="T2"> é a trapaça que possui maior impacto em um jogo massivo baseado em uma economia virtual, nós projetamos a arquitetura primeiramente pensando em como prevenir esta trapaça. Uma abordagem preventiva, ao contrário de uma abordagem de detecção, dispensa o desenvolvimento de um algoritmo que desfaça alterações ilegais ao estado do jogo. Pois, é evidente que, após a detecção de um jogador que altera ilegalmente o estado do jogo (a economia) de forma arbitrária, estas alterações devem ser desfeitas, pois a injeção discriminada de riqueza em uma economia pode destruir o valor dos bens[FIXME:in-game economics of ultima online]. Isto pode ocorrer mesmo quando os jogadores que realizaram tais injeções ilegais são identificados e removidos do jogo.</text:span></text:p>
      <text:p text:style-name="Standard"><text:span text:style-name="T2"/></text:p>
      <text:p text:style-name="P2"><text:span text:style-name="T2">Figura[FIXME:Numero da figura]: Visão geral da arquitetura FreeMMG 2.</text:span></text:p>
      <text:p text:style-name="Standard"><text:span text:style-name="T2"/></text:p>
      <text:p text:style-name="Text_20_body"><text:span text:style-name="T2">A Figura[FIXME:Numero da figura] mostra uma visão geral da arquitetura, com ênfase na relação entre os recursos computacionais envolvidos. O FreeMMG 2 divide o espaço do mundo virtual em células, sendo que células que representam espaços contíguos do terreno virtual possuem uma relação de vizinhança entre si. Cada célula é mantida por um número fixo de nós primários, que são máquinas anônimas escolhidas aleatoriamente a partir de um conjunto de nós voluntários. Cada nó primário de uma célula mantém uma réplica do estado da célula. Como discutido anteriormente, isto torna a realização de </text:span><text:span text:style-name="T1">state cheating</text:span><text:span text:style-name="T2"> difícil, sendo necessário coordenação entre nós escolhidos aleatoriamente a partir de um conjunto de voluntários onde a maioria é composta de nós honestos. Para manter-se o estado da célula replicado e atualizado, torna-se necessário executar um protocolo de sincronização entre os nós primários. Este protocolo está descrito em outro artigo[FIXME:ds-rt 2006] e não será reproduzido aqui devido a limitação de espaço. Também, por motivos de espaço, não detalharemos o funcionamento dos nós de </text:span><text:span text:style-name="T1">back-up</text:span><text:span text:style-name="T2"> de uma célula. Estes são responsáveis por tratar do problema de </text:span><text:span text:style-name="T1">churn</text:span><text:span text:style-name="T2">[FIXME] em redes par-a-par, bem como minimizar o impacto de ataques de rede (por exemplo, </text:span><text:span text:style-name="T1">denial of service</text:span><text:span text:style-name="T2">[FIXME]) contra os nós primários.</text:span></text:p>
      <text:p text:style-name="Text_20_body"><text:span text:style-name="T2"/></text:p>
      <text:p text:style-name="Text_20_body"><text:span text:style-name="T2">Algumas tarefas-chave que possuem um baixo custo computacional e de comunicação são realizadas por máquinas servidoras, como a autenticação de jogadores e a gerência das células. O processo gerente de uma célula é responsável principalmente por garantir que os nós da célula descubram o endereço uns dos outros, e de tratar e recuperar situações de falha. Por exemplo, quando um nó primário atinge um tempo limite enquanto se comunica com outro nó da célula, ou quando dois nós primários divergem quanto a versão atual do estado da célula, o gerente é acionado para resolver a situação de falha. Para recuperar a célula de uma situação de falha, o gerente dispõe apenas de mecanismos simples: substituição de nós voluntários por outros, e remoção permanente de nós voluntários que estão frequentemente envolvidos em situações de falha. Ao invés de tentar detectar a causa exata de uma falha em uma célula, o gerente da célula considera todos os nós da célula envolvidos como igualmente culpados. Parte-se do princípio que a maioria dos nós é honesto e, portanto, apenas nós desonestos ou mal supridos (com má conectividade, etc.) estarão envolvidos em falhas com freqüência suficiente para ultrapassarem um limiar de exclusão definitiva.</text:span></text:p>
      <text:p text:style-name="Standard"><text:span text:style-name="T2"/></text:p>
      <text:p text:style-name="Standard"><text:soft-page-break/><text:span text:style-name="T2">Em um jogo online cliente-servidor, o servidor é responsável por receber um fluxo contínuo de pacotes oriundos dos clientes (jogadores) que contém os seus comandos, e por enviar um fluxo contínuo de pacotes aos clientes que contém atualizações oficiais do estado do jogo, que está sendo continuamente computado pelo servidor, em tempo real. No FreeMMG 2, os nós primários de uma célula são os servidores da mesma. As máquinas dos jogadores propriamente ditos se conectam com todas as máquinas da célula onde atualmente se situa o seu avatar. Estes nós primários ficam então coletivamente responsáveis por receberem os comandos destes clientes, e enviarem atualizações para estes clientes. A solução adotada para minimizar a possibilidade de trapaça no recebimento de comandos de jogadores é a de permitir que jogadores enviem o mesmo comando, assinado digitalmente, para mais de um nó primário, ou para nós primários distintos. Desta forma, ataques do tipo atraso ou descarte intencional de comandos, a serem realizados pelos nós primários, são filtrados. Além disso, a assinatura digital impede que um nó primário fabrique comandos de jogadores. Alternativamente, pode-se evitar o uso de assinaturas digitais enviando-se o comando para vários nós primários e realizando consenso. Pode-se também simplesmente programar os clientes para enviar cada comando para um nó primário escolhido aleatoriamente, a fim de evitar que os (poucos) nós primários desonestos controlem todos os comandos de um jogador e minimizando o impacto desta trapaça. Uma implementação do FreeMMG 2 deverá deixar a escolha do mecanismo específico de disseminação de comandos de jogadores para a aplicação. </text:span></text:p>
      <text:p text:style-name="Standard"><text:span text:style-name="T2"/></text:p>
      <text:p text:style-name="Standard"><text:span text:style-name="T2">No sentido contrário, o envio de atualizações por parte dos nós primários para os jogadores, é feito de uma única forma. Naturalmente, utiliza-se simulação discreta em cada célula: o estado é atualizado de forma discreta. Em cada atualização ou “passo”, os nós primários fazem uma divisão aleatória dos clientes a serem atualizados. Por exemplo, se a célula possui oito (8) nós primários e dezesseis (16) jogadores conectados, cada nó primário será responsável por enviar dois (2) pacotes de atualização, para dois clientes distintos. Em cada passo da simulação da célula, o mapeamento entre nós primários e clientes são refeitos seguindo-se uma seqüência determinística, de forma a minimizar trapaças onde um nó primário falsifica mensagens de atualização visando prejudicar um cliente específico. Além disso, pode-se exigir que o nó primário assine digitalmente cada atualização enviada. Como assinaturas digitais impedem não-repudiação[FIXME] e o estado do jogo é replicado em outros nós primários, é possível identificar um nó primário discordante inequivocamente comparando-se a sua atualização assinada com outras, também assinadas, enviadas por outros nós primários no mesmo passo.</text:span></text:p>
      <text:p text:style-name="Standard"><text:span text:style-name="T2"/></text:p>
      <text:p text:style-name="Standard"><text:span text:style-name="T2">Outro componente importante da arquitetura é a sincronização entre células vizinhas. Basicamente, tem-se que avatares localizados em células distintas, porém vizinhas, podem potencialmente interagir. Para que essa interação se torne possível, os nós primários de células vizinhas trocam atualizações de estado. Desta forma, os nós primários de uma célula “sabem” não só o estado de objetos localizados na célula em questão, mas também sabem o estado de objetos localizados nas células vizinhas. Assim, ao enviar mensagens de atualização para os clientes, os nós primários da célula podem incluir informações relativas a objetos presentes em células vizinhas. Nós resolvemos o problema desta forma pois, de qualquer maneira, para atualizar-se o estado de uma célula, tem-se que considerar a influência de objetos que não estão na célula. Por exemplo, se um avatar em uma célula remota realiza um disparo, é possível que um avatar na célula local “morra”, e uma maneira eficaz de os nós primários locais perceberem essa influência é através de um fluxo de atualizações de estado oriundo da célula remota – o mesmo mecanismo empregado para manter-se clientes atualizados. Além disso, os clientes se tornam mais simples pois, em geral, não precisam sincronizar com mais de uma célula para que seus avatares possam interagir com objetos localizados em células adjacentes.</text:span></text:p>
      <text:p text:style-name="Standard"><text:span text:style-name="T2"/></text:p>
      <text:p text:style-name="Standard"><text:span text:style-name="T2">O FreeMMG 2 é um trabalho em andamento. Existem várias questões em aberto, como a quantidade de nós voluntários necessários para que cada célula de um mundo virtual qualquer sejam suficientemente replicados. Outra questão é relativa ao balanceamento de carga: na medida em que </text:span><text:soft-page-break/><text:span text:style-name="T2">o número de jogadores conectados a uma célula aumenta, se torna necessário aumentar o número de réplicas da célula, se não houver largura de banda suficiente para prover serviço a todos os jogadores presentes. Além disso, não está claro se o número de pulos presentes na rede lógica torna a interação entre células viável. </text:span><text:span text:style-name="T3">Nas seções seguintes, uma outra abordagem de suporte par-a-par para jogos massivos será apresentada, com um foco maior em escalabilidad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1T11:56:06.73</meta:creation-date>
    <dc:date>2009-06-01T15:48:16.92</dc:date>
    <meta:editing-duration>PT03H30M47S</meta:editing-duration>
    <meta:editing-cycles>7</meta:editing-cycles>
    <meta:generator>BrOffice.org/3.0$Win32 OpenOffice.org_project/300m15$Build-9379</meta:generator>
    <meta:document-statistic meta:table-count="0" meta:image-count="0" meta:object-count="0" meta:page-count="6" meta:paragraph-count="26" meta:word-count="3291" meta:character-count="21468"/>
    <meta:user-defined meta:name="Informações 1"/>
    <meta:user-defined meta:name="Informações 2"/>
    <meta:user-defined meta:name="Informações 3"/>
    <meta:user-defined meta:name="Informações 4"/>
  </office:meta>
</office:document-meta>
</file>